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rEditor.isExpression( Object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Editor.fixGetAsTextBug( String as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rapperEditor.WrapperEditor( PropertyEditor typeEditor , PropertyEditor guiEditor , boolean acceptsNull , boolean acceptsExpressions , boolean acceptsOther ,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Editor.WrapperEditor( Object source , PropertyEditor typeEditor , PropertyEditor guiEditor , boolean acceptsNull , boolean acceptsExpressions , boolean acceptsOther ,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Editor.setValue( Object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rapperEditor.isExpression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Editor.getValu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rapperEditor.shouldNeverHappe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Editor.propertyChange( PropertyChang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rapperEditor.shouldNeverHappe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Editor.setAsText( String 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rapperEditor.isValidValue( 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rapperEditor.isATag(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apperEditor.supports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Editor.ge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Editor.initialize( PropertyEditor _typeEditor , PropertyEditor _guiEditor , boolean _acceptsNull , boolean _acceptsExpressions , boolean _acceptsOther , Object default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rapperEditor.get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Editor.getAsT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